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Guide for Reviewers of Lightning Talks</text:h>
      <text:p text:style-name="Text_20_body">Our goal in choosing Lightning Talks is to provide a forum to present works in progress, new and untested ideas, and opportunities for collaboration. With this in mind, answers to the following questions are most useful in Lightning Talk reviews:</text:p>
      <text:p text:style-name="Text_20_body">Is the subject relevant to the symposium?</text:p>
      <text:p text:style-name="Text_20_body">Do you expect that the level of interest in the Lightning Talk would be high?</text:p>
      <text:p text:style-name="Text_20_body">Is the proposal suitable for a Lightning Talk (recall that Lightning Talks are limited to a presentation time of 5 minutes)</text:p>
      <text:p text:style-name="Text_20_body">Are the particular presenters appropriate? (Remember that Lightning Talks reviewing is not blind.)</text:p>
      <text:p text:style-name="Text_20_body">Obviously this list is not exhaustive. The Program Committee and authors will appreciate your views on other issues as well.</text:p>
      <text:p text:style-name="Text_20_body">{% include submission-questions category="Lightning Talks Wrangler"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uide for Reviewers of Lightning Talks</dc:title>
  </office:meta>
</office:document-meta>
</file>